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7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83in"/>
    </style:style>
    <style:style style:name="co3" style:family="table-column">
      <style:table-column-properties fo:break-before="auto" style:column-width="0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ce2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shapes>
          <draw:frame draw:z-index="0" draw:style-name="gr1" draw:text-style-name="P1" svg:width="144.889in" svg:height="3.5453in" svg:x="1.7449in" svg:y="0.2402in">
            <draw:object draw:notify-on-update-of-ranges="Sheet4.C1:Sheet4.C40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33S" calcext:value-type="time">
            <text:p>20:10:57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166S" calcext:value-type="time">
            <text:p>20:10:57.1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S" calcext:value-type="time">
            <text:p>20:10:57.2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33S" calcext:value-type="time">
            <text:p>20:10:57.2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66S" calcext:value-type="time">
            <text:p>20:10:57.2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299S" calcext:value-type="time">
            <text:p>20:10:57.3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32S" calcext:value-type="time">
            <text:p>20:10:57.3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65S" calcext:value-type="time">
            <text:p>20:10:57.3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398S" calcext:value-type="time">
            <text:p>20:10:57.4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32S" calcext:value-type="time">
            <text:p>20:10:57.4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65S" calcext:value-type="time">
            <text:p>20:10:57.4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498S" calcext:value-type="time">
            <text:p>20:10:57.5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31S" calcext:value-type="time">
            <text:p>20:10:57.5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65S" calcext:value-type="time">
            <text:p>20:10:57.57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598S" calcext:value-type="time">
            <text:p>20:10:57.6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31S" calcext:value-type="time">
            <text:p>20:10:57.6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64S" calcext:value-type="time">
            <text:p>20:10:57.6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697S" calcext:value-type="time">
            <text:p>20:10:57.7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3S" calcext:value-type="time">
            <text:p>20:10:57.7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63S" calcext:value-type="time">
            <text:p>20:10:57.7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797S" calcext:value-type="time">
            <text:p>20:10:57.8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3S" calcext:value-type="time">
            <text:p>20:10:57.8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63S" calcext:value-type="time">
            <text:p>20:10:57.8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896S" calcext:value-type="time">
            <text:p>20:10:57.9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29S" calcext:value-type="time">
            <text:p>20:10:57.9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62S" calcext:value-type="time">
            <text:p>20:10:57.9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7.995S" calcext:value-type="time">
            <text:p>20:10:58.0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28S" calcext:value-type="time">
            <text:p>20:10:58.0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61S" calcext:value-type="time">
            <text:p>20:10:58.0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095S" calcext:value-type="time">
            <text:p>20:10:58.10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28S" calcext:value-type="time">
            <text:p>20:10:58.13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10M58.161S" calcext:value-type="time">
            <text:p>20:10:58.16</text:p>
          </table:table-cell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457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19:10:49.362374146</meta:creation-date>
    <dc:date>2022-03-22T20:11:46.791302097</dc:date>
    <meta:editing-duration>PT1H47M27S</meta:editing-duration>
    <meta:editing-cycles>2</meta:editing-cycles>
    <meta:generator>LibreOffice/6.4.7.2$Linux_X86_64 LibreOffice_project/40$Build-2</meta:generator>
    <meta:document-statistic meta:table-count="1" meta:cell-count="12000" meta:object-count="1"/>
  </office:meta>
</office:document-meta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68.019cm" svg:height="9.006cm" xlink:href=".." xlink:type="simple" chart:class="chart:line" chart:style-name="ch1">
        <chart:plot-area chart:style-name="ch2" table:cell-range-address="Sheet4.C1:Sheet4.C4000" svg:x="7.36cm" svg:y="0.18cm" svg:width="353.299cm" svg:height="8.646cm">
          <chartooo:coordinate-region svg:x="8.087cm" svg:y="0.18cm" svg:width="352.432cm" svg:height="7.3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4.C1:Sheet4.C4000" chart:class="chart:line">
            <chart:data-point chart:repeated="40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C1:Sheet4.C4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